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 style:list-style-name="L2">
      <style:graphic-properties draw:stroke="solid" svg:stroke-width="0.009cm" svg:stroke-color="#000000" draw:stroke-linejoin="miter" draw:fill="solid" draw:fill-color="#ff6600" draw:textarea-horizontal-align="justify" draw:textarea-vertical-align="top" draw:auto-grow-height="true" fo:min-height="0.593cm" fo:min-width="1.403cm" fo:padding-top="0.13cm" fo:padding-bottom="0.13cm" fo:padding-left="0.25cm" fo:padding-right="0.25cm" fo:wrap-option="no-wrap" draw:shadow="hidden"/>
    </style:style>
    <style:style style:name="gr2" style:family="graphic" style:parent-style-name="standard" style:list-style-name="L2">
      <style:graphic-properties draw:stroke="solid" svg:stroke-width="0.009cm" svg:stroke-color="#000000" draw:stroke-linejoin="miter" draw:fill="solid" draw:fill-color="#ff6600" draw:textarea-horizontal-align="justify" draw:textarea-vertical-align="top" draw:auto-grow-height="true" fo:min-height="1.185cm" fo:padding-top="0.13cm" fo:padding-bottom="0.13cm" fo:padding-left="0.25cm" fo:padding-right="0.25cm" fo:wrap-option="wrap" draw:shadow="hidden"/>
    </style:style>
    <style:style style:name="gr3" style:family="graphic" style:parent-style-name="standard" style:list-style-name="L2">
      <style:graphic-properties draw:stroke="solid" svg:stroke-width="0.009cm" svg:stroke-color="#000000" draw:stroke-linejoin="miter" draw:fill="solid" draw:fill-color="#ff6600" draw:textarea-horizontal-align="justify" draw:textarea-vertical-align="top" draw:auto-grow-height="true" fo:min-height="1.185cm" fo:padding-top="0.13cm" fo:padding-bottom="0.13cm" fo:padding-left="0.25cm" fo:padding-right="0.25cm" fo:wrap-option="wrap" draw:shadow="hidden"/>
    </style:style>
    <style:style style:name="gr4" style:family="graphic" style:parent-style-name="standard">
      <style:graphic-properties draw:stroke="solid" svg:stroke-width="0.035cm" svg:stroke-color="#000000" draw:stroke-linejoin="miter" draw:fill="solid" draw:fill-color="#ffcc99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5" style:family="graphic" style:parent-style-name="standard">
      <style:graphic-properties draw:stroke="none" draw:fill="solid" draw:fill-color="#ffcc99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.508cm" fo:min-width="1.695cm" fo:padding-top="0.13cm" fo:padding-bottom="0.13cm" fo:padding-left="0.25cm" fo:padding-right="0.25cm" fo:wrap-option="no-wrap" draw:shadow="hidden"/>
    </style:style>
    <style:style style:name="gr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1.015cm" fo:min-width="1.391cm" fo:padding-top="0.13cm" fo:padding-bottom="0.13cm" fo:padding-left="0.25cm" fo:padding-right="0.25cm" fo:wrap-option="no-wrap" draw:shadow="hidden"/>
    </style:style>
    <style:style style:name="gr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.508cm" fo:min-width="0.626cm" fo:padding-top="0.13cm" fo:padding-bottom="0.13cm" fo:padding-left="0.25cm" fo:padding-right="0.25cm" fo:wrap-option="no-wrap" draw:shadow="hidden"/>
    </style:style>
    <style:style style:name="gr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.508cm" fo:min-width="2.119cm" fo:padding-top="0.13cm" fo:padding-bottom="0.13cm" fo:padding-left="0.25cm" fo:padding-right="0.25cm" fo:wrap-option="no-wrap" draw:shadow="hidden"/>
    </style:style>
    <style:style style:name="gr10" style:family="graphic" style:parent-style-name="standard">
      <style:graphic-properties draw:stroke="solid" svg:stroke-width="0.035cm" svg:stroke-color="#000000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11" style:family="graphic" style:parent-style-name="standard" style:list-style-name="L2">
      <style:graphic-properties draw:stroke="solid" svg:stroke-width="0.009cm" svg:stroke-color="#000000" draw:stroke-linejoin="miter" draw:fill="solid" draw:fill-color="#ff6600" draw:textarea-horizontal-align="justify" draw:textarea-vertical-align="top" draw:auto-grow-height="true" fo:min-height="1.185cm" fo:padding-top="0.13cm" fo:padding-bottom="0.13cm" fo:padding-left="0.25cm" fo:padding-right="0.25cm" fo:wrap-option="wrap" draw:shadow="hidden"/>
    </style:style>
    <style:style style:name="gr12" style:family="graphic" style:parent-style-name="standard">
      <style:graphic-properties draw:stroke="dash" draw:stroke-dash="Dash_20_2" svg:stroke-width="0.035cm" svg:stroke-color="#000000" draw:marker-end="msArrowEnd_20_9" draw:marker-end-width="0.3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tart-line-spacing-horizontal="0cm" draw:start-line-spacing-vertical="0cm" draw:end-line-spacing-horizontal="0cm" draw:end-line-spacing-vertical="0cm"/>
    </style:style>
    <style:style style:name="gr13" style:family="graphic" style:parent-style-name="standard">
      <style:graphic-properties draw:stroke="dash" draw:stroke-dash="Dash_20_2" svg:stroke-width="0.035cm" svg:stroke-color="#000000" draw:marker-start="msArrowEnd_20_9" draw:marker-start-width="0.35cm" draw:marker-start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tart-line-spacing-horizontal="0cm" draw:start-line-spacing-vertical="0cm" draw:end-line-spacing-horizontal="0cm" draw:end-line-spacing-vertical="0cm"/>
    </style:style>
    <style:style style:name="gr14" style:family="graphic" style:parent-style-name="standard" style:list-style-name="L2">
      <style:graphic-properties draw:stroke="solid" svg:stroke-width="0.009cm" svg:stroke-color="#000000" draw:stroke-linejoin="miter" draw:fill="solid" draw:fill-color="#ff6600" draw:textarea-horizontal-align="justify" draw:textarea-vertical-align="top" draw:auto-grow-height="true" fo:min-height="0.593cm" fo:min-width="1.407cm" fo:padding-top="0.13cm" fo:padding-bottom="0.13cm" fo:padding-left="0.25cm" fo:padding-right="0.25cm" fo:wrap-option="no-wrap" draw:shadow="hidden"/>
    </style:style>
    <style:style style:name="gr15" style:family="graphic" style:parent-style-name="standard" style:list-style-name="L2">
      <style:graphic-properties draw:stroke="solid" svg:stroke-width="0.009cm" svg:stroke-color="#000000" draw:stroke-linejoin="miter" draw:fill="solid" draw:fill-color="#ff6600" draw:textarea-horizontal-align="justify" draw:textarea-vertical-align="top" draw:auto-grow-height="true" fo:min-height="1.185cm" fo:padding-top="0.13cm" fo:padding-bottom="0.13cm" fo:padding-left="0.25cm" fo:padding-right="0.25cm" fo:wrap-option="wrap" draw:shadow="hidden"/>
    </style:style>
    <style:style style:name="gr16" style:family="graphic" style:parent-style-name="standard">
      <style:graphic-properties draw:stroke="solid" svg:stroke-width="0.035cm" svg:stroke-color="#000000" draw:marker-end="msArrowOpenEnd_20_5" draw:marker-end-width="0.31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tart-line-spacing-horizontal="0cm" draw:start-line-spacing-vertical="0cm" draw:end-line-spacing-horizontal="0cm" draw:end-line-spacing-vertical="0cm"/>
    </style:style>
    <style:style style:name="gr17" style:family="graphic" style:parent-style-name="standard" style:list-style-name="L2">
      <style:graphic-properties draw:stroke="solid" svg:stroke-width="0.009cm" svg:stroke-color="#000000" draw:stroke-linejoin="miter" draw:fill="solid" draw:fill-color="#e6ff00" draw:textarea-horizontal-align="justify" draw:textarea-vertical-align="top" draw:auto-grow-height="true" fo:min-height="0.593cm" fo:min-width="2.169cm" fo:padding-top="0.13cm" fo:padding-bottom="0.13cm" fo:padding-left="0.25cm" fo:padding-right="0.25cm" fo:wrap-option="no-wrap" draw:shadow="hidden"/>
    </style:style>
    <style:style style:name="gr18" style:family="graphic" style:parent-style-name="standard" style:list-style-name="L2">
      <style:graphic-properties draw:stroke="solid" svg:stroke-width="0.009cm" svg:stroke-color="#000000" draw:stroke-linejoin="miter" draw:fill="solid" draw:fill-color="#ff6600" draw:textarea-horizontal-align="justify" draw:textarea-vertical-align="top" draw:auto-grow-height="true" fo:min-height="0.593cm" fo:min-width="1.374cm" fo:padding-top="0.13cm" fo:padding-bottom="0.13cm" fo:padding-left="0.25cm" fo:padding-right="0.25cm" fo:wrap-option="no-wrap" draw:shadow="hidden"/>
    </style:style>
    <style:style style:name="gr19" style:family="graphic" style:parent-style-name="standard" style:list-style-name="L2">
      <style:graphic-properties draw:stroke="solid" svg:stroke-width="0.009cm" svg:stroke-color="#000000" draw:stroke-linejoin="miter" draw:fill="solid" draw:fill-color="#ff6600" draw:textarea-horizontal-align="justify" draw:textarea-vertical-align="top" draw:auto-grow-height="true" fo:min-height="1.185cm" fo:padding-top="0.13cm" fo:padding-bottom="0.13cm" fo:padding-left="0.25cm" fo:padding-right="0.25cm" fo:wrap-option="wrap" draw:shadow="hidden"/>
    </style:style>
    <style:style style:name="gr20" style:family="graphic" style:parent-style-name="standard">
      <style:graphic-properties draw:fill="solid" draw:fill-color="#c0c0c0" draw:textarea-horizontal-align="center" draw:textarea-vertical-align="middle"/>
    </style:style>
    <style:style style:name="gr21" style:family="graphic" style:parent-style-name="standard">
      <style:graphic-properties draw:stroke="none" draw:fill="none" fo:min-height="0.557cm"/>
    </style:style>
    <style:style style:name="gr22" style:family="graphic" style:parent-style-name="standard" style:list-style-name="L2">
      <style:graphic-properties draw:stroke="solid" svg:stroke-width="0.009cm" svg:stroke-color="#000000" draw:stroke-linejoin="miter" draw:fill="solid" draw:fill-color="#ff6600" draw:textarea-horizontal-align="justify" draw:textarea-vertical-align="top" draw:auto-grow-height="true" fo:min-height="0.593cm" fo:min-width="1.403cm" fo:padding-top="0.13cm" fo:padding-bottom="0.13cm" fo:padding-left="0.25cm" fo:padding-right="0.25cm" fo:wrap-option="no-wrap" draw:shadow="hidden"/>
    </style:style>
    <style:style style:name="gr23" style:family="graphic" style:parent-style-name="standard" style:list-style-name="L2">
      <style:graphic-properties draw:stroke="solid" svg:stroke-width="0.009cm" svg:stroke-color="#000000" draw:stroke-linejoin="miter" draw:fill="solid" draw:fill-color="#ff6600" draw:textarea-horizontal-align="justify" draw:textarea-vertical-align="top" draw:auto-grow-height="true" fo:min-height="1.185cm" fo:padding-top="0.13cm" fo:padding-bottom="0.13cm" fo:padding-left="0.25cm" fo:padding-right="0.25cm" fo:wrap-option="wrap" draw:shadow="hidden"/>
    </style:style>
    <style:style style:name="gr24" style:family="graphic" style:parent-style-name="standard" style:list-style-name="L2">
      <style:graphic-properties draw:stroke="solid" svg:stroke-width="0.009cm" svg:stroke-color="#000000" draw:stroke-linejoin="miter" draw:fill="solid" draw:fill-color="#ff6600" draw:textarea-horizontal-align="justify" draw:textarea-vertical-align="top" draw:auto-grow-height="true" fo:min-height="1.185cm" fo:padding-top="0.13cm" fo:padding-bottom="0.13cm" fo:padding-left="0.25cm" fo:padding-right="0.25cm" fo:wrap-option="wrap" draw:shadow="hidden"/>
    </style:style>
    <style:style style:name="gr2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.508cm" fo:min-width="1.695cm" fo:padding-top="0.13cm" fo:padding-bottom="0.13cm" fo:padding-left="0.25cm" fo:padding-right="0.25cm" fo:wrap-option="no-wrap" draw:shadow="hidden"/>
    </style:style>
    <style:style style:name="gr2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1.015cm" fo:min-width="1.391cm" fo:padding-top="0.13cm" fo:padding-bottom="0.13cm" fo:padding-left="0.25cm" fo:padding-right="0.25cm" fo:wrap-option="no-wrap" draw:shadow="hidden"/>
    </style:style>
    <style:style style:name="gr2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.508cm" fo:min-width="1.954cm" fo:padding-top="0.13cm" fo:padding-bottom="0.13cm" fo:padding-left="0.25cm" fo:padding-right="0.25cm" fo:wrap-option="no-wrap" draw:shadow="hidden"/>
    </style:style>
    <style:style style:name="gr2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.508cm" fo:min-width="2.119cm" fo:padding-top="0.13cm" fo:padding-bottom="0.13cm" fo:padding-left="0.25cm" fo:padding-right="0.25cm" fo:wrap-option="no-wrap" draw:shadow="hidden"/>
    </style:style>
    <style:style style:name="gr29" style:family="graphic" style:parent-style-name="standard" style:list-style-name="L2">
      <style:graphic-properties draw:stroke="solid" svg:stroke-width="0.009cm" svg:stroke-color="#000000" draw:stroke-linejoin="miter" draw:fill="solid" draw:fill-color="#ff6600" draw:textarea-horizontal-align="justify" draw:textarea-vertical-align="top" draw:auto-grow-height="true" fo:min-height="1.185cm" fo:padding-top="0.13cm" fo:padding-bottom="0.13cm" fo:padding-left="0.25cm" fo:padding-right="0.25cm" fo:wrap-option="wrap" draw:shadow="hidden"/>
    </style:style>
    <style:style style:name="gr30" style:family="graphic" style:parent-style-name="standard" style:list-style-name="L2">
      <style:graphic-properties draw:stroke="solid" svg:stroke-width="0.009cm" svg:stroke-color="#000000" draw:stroke-linejoin="miter" draw:fill="solid" draw:fill-color="#ff6600" draw:textarea-horizontal-align="justify" draw:textarea-vertical-align="top" draw:auto-grow-height="true" fo:min-height="0.593cm" fo:min-width="1.788cm" fo:padding-top="0.13cm" fo:padding-bottom="0.13cm" fo:padding-left="0.25cm" fo:padding-right="0.25cm" fo:wrap-option="no-wrap" draw:shadow="hidden"/>
    </style:style>
    <style:style style:name="gr31" style:family="graphic" style:parent-style-name="standard" style:list-style-name="L2">
      <style:graphic-properties draw:stroke="solid" svg:stroke-width="0.009cm" svg:stroke-color="#000000" draw:stroke-linejoin="miter" draw:fill="solid" draw:fill-color="#ff6600" draw:textarea-horizontal-align="justify" draw:textarea-vertical-align="top" draw:auto-grow-height="true" fo:min-height="1.185cm" fo:padding-top="0.13cm" fo:padding-bottom="0.13cm" fo:padding-left="0.25cm" fo:padding-right="0.25cm" fo:wrap-option="wrap" draw:shadow="hidden"/>
    </style:style>
    <style:style style:name="gr32" style:family="graphic" style:parent-style-name="standard" style:list-style-name="L2">
      <style:graphic-properties draw:stroke="solid" svg:stroke-width="0.009cm" svg:stroke-color="#000000" draw:stroke-linejoin="miter" draw:fill="solid" draw:fill-color="#ff6600" draw:textarea-horizontal-align="justify" draw:textarea-vertical-align="top" draw:auto-grow-height="true" fo:min-height="0.593cm" fo:min-width="2.169cm" fo:padding-top="0.13cm" fo:padding-bottom="0.13cm" fo:padding-left="0.25cm" fo:padding-right="0.25cm" fo:wrap-option="no-wrap" draw:shadow="hidden"/>
    </style:style>
    <style:style style:name="gr33" style:family="graphic" style:parent-style-name="standard" style:list-style-name="L2">
      <style:graphic-properties draw:stroke="solid" svg:stroke-width="0.009cm" svg:stroke-color="#000000" draw:stroke-linejoin="miter" draw:fill="solid" draw:fill-color="#ff6600" draw:textarea-horizontal-align="justify" draw:textarea-vertical-align="top" draw:auto-grow-height="true" fo:min-height="0.593cm" fo:min-width="1.374cm" fo:padding-top="0.13cm" fo:padding-bottom="0.13cm" fo:padding-left="0.25cm" fo:padding-right="0.25cm" fo:wrap-option="no-wrap" draw:shadow="hidden"/>
    </style:style>
    <style:style style:name="gr34" style:family="graphic" style:parent-style-name="standard" style:list-style-name="L2">
      <style:graphic-properties draw:stroke="solid" svg:stroke-width="0.009cm" svg:stroke-color="#000000" draw:stroke-linejoin="miter" draw:fill="solid" draw:fill-color="#ff6600" draw:textarea-horizontal-align="justify" draw:textarea-vertical-align="top" draw:auto-grow-height="true" fo:min-height="1.185cm" fo:padding-top="0.13cm" fo:padding-bottom="0.13cm" fo:padding-left="0.25cm" fo:padding-right="0.25cm" fo:wrap-option="wrap" draw:shadow="hidden"/>
    </style:style>
    <style:style style:name="gr35" style:family="graphic" style:parent-style-name="standard">
      <style:graphic-properties draw:fill="gradient" draw:fill-gradient-name="Gradient_20_7" draw:textarea-horizontal-align="justify" draw:textarea-vertical-align="middle" draw:auto-grow-height="false"/>
    </style:style>
    <style:style style:name="gr36" style:family="graphic" style:parent-style-name="standard">
      <style:graphic-properties svg:stroke-width="0.102cm" svg:stroke-color="#ff9966" draw:marker-start-width="0.352cm" draw:marker-end="Arrow" draw:marker-end-width="0.352cm" draw:textarea-horizontal-align="center" draw:textarea-vertical-align="middle" fo:padding-top="0.175cm" fo:padding-bottom="0.175cm" fo:padding-left="0.3cm" fo:padding-right="0.3cm"/>
    </style:style>
    <style:style style:name="gr37" style:family="graphic" style:parent-style-name="standard">
      <style:graphic-properties draw:stroke="none" draw:fill="none" fo:min-height="0.269cm"/>
    </style:style>
    <style:style style:name="P1" style:family="paragraph">
      <style:paragraph-properties fo:margin-left="0cm" fo:margin-right="0cm" fo:margin-top="0cm" fo:margin-bottom="0.352cm" fo:line-height="100%" fo:text-indent="0cm"/>
    </style:style>
    <style:style style:name="P2" style:family="paragraph">
      <style:paragraph-properties fo:margin-left="0cm" fo:margin-right="0cm" fo:margin-top="0cm" fo:margin-bottom="0.352cm" fo:line-height="100%" fo:text-indent="0cm" style:writing-mode="lr-tb"/>
    </style:style>
    <style:style style:name="P3" style:family="paragraph">
      <style:paragraph-properties style:writing-mode="lr-tb"/>
    </style:style>
    <style:style style:name="P4" style:family="paragraph">
      <style:paragraph-properties fo:text-align="center" style:writing-mode="lr-tb"/>
      <style:text-properties fo:font-size="24pt"/>
    </style:style>
    <style:style style:name="P5" style:family="paragraph">
      <style:paragraph-properties fo:margin-left="0cm" fo:margin-right="0cm" fo:margin-top="0cm" fo:margin-bottom="0.352cm" fo:line-height="100%" fo:text-align="start" fo:text-indent="0cm"/>
    </style:style>
    <style:style style:name="P6" style:family="paragraph">
      <style:paragraph-properties fo:margin-left="0cm" fo:margin-right="0cm" fo:margin-top="0cm" fo:margin-bottom="0.352cm" fo:line-height="100%" fo:text-align="start" fo:text-indent="0cm" style:writing-mode="lr-tb"/>
    </style:style>
    <style:style style:name="P7" style:family="paragraph">
      <style:paragraph-properties fo:text-align="start" style:writing-mode="lr-tb"/>
      <style:text-properties fo:font-size="24pt"/>
    </style:style>
    <style:style style:name="P8" style:family="paragraph">
      <style:paragraph-properties fo:text-align="center"/>
    </style:style>
    <style:style style:name="P9" style:family="paragraph">
      <style:paragraph-properties fo:text-align="center"/>
      <style:text-properties fo:font-family="Calibri" style:font-pitch="variable" fo:font-weight="bold" style:font-weight-asian="bold" style:font-weight-complex="bold"/>
    </style:style>
    <style:style style:name="T1" style:family="text">
      <style:text-properties fo:font-size="14pt" fo:language="en" fo:country="US" fo:font-weight="normal" style:font-size-asian="14pt" style:font-weight-asian="normal" style:font-size-complex="14pt" style:font-weight-complex="normal"/>
    </style:style>
    <style:style style:name="T2" style:family="text"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T3" style:family="text">
      <style:text-properties fo:font-family="Calibri" style:font-pitch="variable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–">
        <style:list-level-properties/>
        <style:text-properties fo:font-family="Arial" style:font-family-generic="swiss" style:font-pitch="variable" fo:color="#fdaa03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fdaa03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daa03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daa03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daa03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daa03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daa03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daa03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daa03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daa03" fo:font-size="100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name="TextBox 6" draw:style-name="gr1" draw:text-style-name="P2" draw:layer="layout" svg:width="1.903cm" svg:height="0.853cm" svg:x="22.806cm" svg:y="5.14cm">
          <text:p text:style-name="P1"><text:span text:style-name="T1">trainer</text:span></text:p>
          <draw:enhanced-geometry svg:viewBox="0 0 21600 21600" draw:type="mso-spt202" draw:enhanced-path="M 0 0 L 21600 0 21600 21600 0 21600 0 0 Z N"/>
        </draw:custom-shape>
        <draw:custom-shape draw:name="TextBox 10" draw:style-name="gr2" draw:text-style-name="P2" draw:layer="layout" svg:width="3.175cm" svg:height="1.445cm" svg:x="6.632cm" svg:y="4.841cm">
          <text:p text:style-name="P1"><text:span text:style-name="T1">processing engine</text:span></text:p>
          <draw:enhanced-geometry svg:viewBox="0 0 21600 21600" draw:type="mso-spt202" draw:enhanced-path="M 0 0 L 21600 0 21600 21600 0 21600 0 0 Z N"/>
        </draw:custom-shape>
        <draw:custom-shape draw:name="TextBox 11" draw:style-name="gr3" draw:text-style-name="P2" draw:layer="layout" svg:width="3.387cm" svg:height="1.445cm" svg:x="13.176cm" svg:y="4.81cm">
          <text:p text:style-name="P1"><text:span text:style-name="T1">hand annotation</text:span></text:p>
          <draw:enhanced-geometry svg:viewBox="0 0 21600 21600" draw:type="mso-spt202" draw:enhanced-path="M 0 0 L 21600 0 21600 21600 0 21600 0 0 Z N"/>
        </draw:custom-shape>
        <draw:g draw:name="Group 23">
          <draw:g draw:name="Group 18">
            <draw:custom-shape draw:name="Oval 19" draw:style-name="gr4" draw:text-style-name="P3" draw:layer="layout" svg:width="1.083cm" svg:height="0.307cm" svg:x="5.748cm" svg:y="9.70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Trapezoid 20" draw:style-name="gr5" draw:text-style-name="P3" draw:layer="layout" svg:width="1.597cm" svg:height="1.041cm" draw:transform="rotate (-3.14159265358979) translate (7.089cm 9.871cm)">
              <text:p/>
              <draw:enhanced-geometry svg:viewBox="0 0 726831 473360" draw:extrusion-allowed="true" draw:text-areas="78893 51381 647938 473360" draw:glue-points="363416 0 59170 236680 363416 473360 667661 236680" draw:type="mso-spt100" draw:enhanced-path="M 0 473360 L 118340 0 608491 0 726831 473360 Z N"/>
            </draw:custom-shape>
            <draw:custom-shape draw:name="Oval 21" draw:style-name="gr4" draw:text-style-name="P3" draw:layer="layout" svg:width="1.559cm" svg:height="0.443cm" svg:x="5.511cm" svg:y="8.6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name="TextBox 22" draw:style-name="gr6" draw:text-style-name="P2" draw:layer="layout" svg:width="2.195cm" svg:height="0.768cm" svg:x="5.371cm" svg:y="9.838cm">
            <text:p text:style-name="P1"><text:span text:style-name="T2">raw text</text:span></text:p>
            <draw:enhanced-geometry svg:viewBox="0 0 21600 21600" draw:type="mso-spt202" draw:enhanced-path="M 0 0 L 21600 0 21600 21600 0 21600 0 0 Z N"/>
          </draw:custom-shape>
        </draw:g>
        <draw:g draw:name="Group 30">
          <draw:g draw:name="Group 25">
            <draw:custom-shape draw:name="Oval 27" draw:style-name="gr4" draw:text-style-name="P3" draw:layer="layout" svg:width="1.083cm" svg:height="0.307cm" svg:x="9.782cm" svg:y="9.70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Trapezoid 28" draw:style-name="gr5" draw:text-style-name="P3" draw:layer="layout" svg:width="1.599cm" svg:height="1.041cm" draw:transform="rotate (-3.14159265358979) translate (11.123cm 9.871cm)">
              <text:p/>
              <draw:enhanced-geometry svg:viewBox="0 0 727694 473703" draw:extrusion-allowed="true" draw:text-areas="78951 51394 648744 473703" draw:glue-points="363847 0 59213 236852 363847 473703 668481 236852" draw:type="mso-spt100" draw:enhanced-path="M 0 473703 L 118426 0 609268 0 727694 473703 Z N"/>
            </draw:custom-shape>
            <draw:custom-shape draw:name="Oval 29" draw:style-name="gr4" draw:text-style-name="P3" draw:layer="layout" svg:width="1.559cm" svg:height="0.443cm" svg:x="9.545cm" svg:y="8.6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name="TextBox 26" draw:style-name="gr7" draw:text-style-name="P2" draw:layer="layout" svg:width="2.856cm" svg:height="1.275cm" svg:x="8.899cm" svg:y="9.838cm">
            <text:p text:style-name="P1"><text:span text:style-name="T2">unannotated</text:span></text:p>
            <draw:enhanced-geometry svg:viewBox="0 0 21600 21600" draw:type="mso-spt202" draw:enhanced-path="M 0 0 L 21600 0 21600 21600 0 21600 0 0 Z N"/>
          </draw:custom-shape>
        </draw:g>
        <draw:g draw:name="Group 37">
          <draw:g draw:name="Group 32">
            <draw:custom-shape draw:name="Oval 34" draw:style-name="gr4" draw:text-style-name="P3" draw:layer="layout" svg:width="1.08cm" svg:height="0.307cm" svg:x="18.585cm" svg:y="9.70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Trapezoid 35" draw:style-name="gr5" draw:text-style-name="P3" draw:layer="layout" svg:width="1.597cm" svg:height="1.041cm" draw:transform="rotate (-3.14159265358979) translate (19.924cm 9.871cm)">
              <text:p/>
              <draw:enhanced-geometry svg:viewBox="0 0 728773 473360" draw:extrusion-allowed="true" draw:text-areas="78893 51244 649880 473360" draw:glue-points="364387 0 59170 236680 364387 473360 669603 236680" draw:type="mso-spt100" draw:enhanced-path="M 0 473360 L 118340 0 610433 0 728773 473360 Z N"/>
            </draw:custom-shape>
            <draw:custom-shape draw:name="Oval 36" draw:style-name="gr4" draw:text-style-name="P3" draw:layer="layout" svg:width="1.555cm" svg:height="0.443cm" svg:x="18.349cm" svg:y="8.6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name="TextBox 33" draw:style-name="gr8" draw:text-style-name="P2" draw:layer="layout" svg:width="1.302cm" svg:height="0.768cm" svg:x="18.512cm" svg:y="9.838cm">
            <text:p text:style-name="P1"><text:span text:style-name="T2">gold</text:span></text:p>
            <draw:enhanced-geometry svg:viewBox="0 0 21600 21600" draw:type="mso-spt202" draw:enhanced-path="M 0 0 L 21600 0 21600 21600 0 21600 0 0 Z N"/>
          </draw:custom-shape>
        </draw:g>
        <draw:g draw:name="Group 38">
          <draw:g draw:name="Group 39">
            <draw:custom-shape draw:name="Oval 41" draw:style-name="gr4" draw:text-style-name="P3" draw:layer="layout" svg:width="1.084cm" svg:height="0.307cm" svg:x="13.957cm" svg:y="9.70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Trapezoid 42" draw:style-name="gr5" draw:text-style-name="P3" draw:layer="layout" svg:width="1.598cm" svg:height="1.041cm" draw:transform="rotate (-3.14159265358979) translate (15.301cm 9.871cm)">
              <text:p/>
              <draw:enhanced-geometry svg:viewBox="0 0 726281 473360" draw:extrusion-allowed="true" draw:text-areas="78893 51419 647388 473360" draw:glue-points="363141 0 59170 236680 363141 473360 667111 236680" draw:type="mso-spt100" draw:enhanced-path="M 0 473360 L 118340 0 607941 0 726281 473360 Z N"/>
            </draw:custom-shape>
            <draw:custom-shape draw:name="Oval 43" draw:style-name="gr4" draw:text-style-name="P3" draw:layer="layout" svg:width="1.561cm" svg:height="0.443cm" svg:x="13.72cm" svg:y="8.6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name="TextBox 40" draw:style-name="gr9" draw:text-style-name="P2" draw:layer="layout" svg:width="2.737cm" svg:height="0.768cm" svg:x="13.216cm" svg:y="9.838cm">
            <text:p text:style-name="P1"><text:span text:style-name="T2">uncorrected</text:span></text:p>
            <draw:enhanced-geometry svg:viewBox="0 0 21600 21600" draw:type="mso-spt202" draw:enhanced-path="M 0 0 L 21600 0 21600 21600 0 21600 0 0 Z N"/>
          </draw:custom-shape>
        </draw:g>
        <draw:custom-shape draw:name="Rectangle 44" draw:style-name="gr10" draw:text-style-name="P3" draw:layer="layout" svg:width="16.995cm" svg:height="3.898cm" svg:x="4.149cm" svg:y="7.654cm">
          <text:p/>
          <draw:enhanced-geometry svg:viewBox="0 0 21600 21600" draw:type="rectangle" draw:enhanced-path="M 0 0 L 21600 0 21600 21600 0 21600 0 0 Z N"/>
        </draw:custom-shape>
        <draw:custom-shape draw:name="TextBox 82" draw:style-name="gr11" draw:text-style-name="P2" draw:layer="layout" svg:width="3.387cm" svg:height="1.445cm" svg:x="15.61cm" svg:y="12.685cm">
          <text:p text:style-name="P1"><text:span text:style-name="T1">hand correction</text:span></text:p>
          <draw:enhanced-geometry svg:viewBox="0 0 21600 21600" draw:type="mso-spt202" draw:enhanced-path="M 0 0 L 21600 0 21600 21600 0 21600 0 0 Z N"/>
        </draw:custom-shape>
        <draw:connector draw:name="Straight Arrow Connector 86" draw:style-name="gr12" draw:text-style-name="P4" draw:layer="layout" draw:type="line" svg:x1="6.382cm" svg:y1="8.27cm" svg:x2="8.05cm" svg:y2="6.532cm" svg:d="m6382 8270 1668-1738">
          <text:p/>
        </draw:connector>
        <draw:connector draw:name="Straight Arrow Connector 88" draw:style-name="gr12" draw:text-style-name="P4" draw:layer="layout" draw:type="line" svg:x1="10.608cm" svg:y1="8.271cm" svg:x2="14.212cm" svg:y2="6.437cm" svg:d="m10608 8271 3604-1834">
          <text:p/>
        </draw:connector>
        <draw:connector draw:name="Straight Arrow Connector 90" draw:style-name="gr13" draw:text-style-name="P4" draw:layer="layout" draw:type="line" svg:x1="18.732cm" svg:y1="8.42cm" svg:x2="15.353cm" svg:y2="6.532cm" svg:d="m18732 8420-3379-1888">
          <text:p/>
        </draw:connector>
        <draw:connector draw:name="Straight Arrow Connector 95" draw:style-name="gr13" draw:text-style-name="P4" draw:layer="layout" draw:type="line" svg:x1="10.309cm" svg:y1="8.372cm" svg:x2="8.495cm" svg:y2="6.532cm" svg:d="m10309 8372-1814-1840">
          <text:p/>
        </draw:connector>
        <draw:connector draw:name="Straight Arrow Connector 98" draw:style-name="gr13" draw:text-style-name="P4" draw:layer="layout" draw:type="line" svg:x1="23.605cm" svg:y1="6.16cm" svg:x2="20.076cm" svg:y2="9.141cm" svg:d="m23605 6160-3529 2981">
          <text:p/>
        </draw:connector>
        <draw:g draw:name="Group 115">
          <draw:custom-shape draw:name="TextBox 7" draw:style-name="gr14" draw:text-style-name="P6" draw:layer="layout" svg:width="1.907cm" svg:height="0.853cm" svg:x="9.419cm" svg:y="15.217cm">
            <text:p text:style-name="P5"><text:span text:style-name="T1">tagger</text:span></text:p>
            <draw:enhanced-geometry svg:viewBox="0 0 21600 21600" draw:type="mso-spt202" draw:enhanced-path="M 0 0 L 21600 0 21600 21600 0 21600 0 0 Z N"/>
          </draw:custom-shape>
          <draw:custom-shape draw:name="TextBox 74" draw:style-name="gr15" draw:text-style-name="P6" draw:layer="layout" svg:width="3.175cm" svg:height="1.445cm" svg:x="8.846cm" svg:y="12.685cm">
            <text:p text:style-name="P6"><text:span text:style-name="T1">processing engine</text:span></text:p>
            <draw:enhanced-geometry svg:viewBox="0 0 21600 21600" draw:type="mso-spt202" draw:enhanced-path="M 0 0 L 21600 0 21600 21600 0 21600 0 0 Z N"/>
          </draw:custom-shape>
          <draw:connector draw:name="Straight Arrow Connector 78" draw:style-name="gr16" draw:text-style-name="P7" draw:layer="layout" draw:type="line" svg:x1="10.103cm" svg:y1="14.245cm" svg:x2="10.098cm" svg:y2="15.116cm" svg:d="m10103 14245-5 871">
            <text:p/>
          </draw:connector>
          <draw:connector draw:name="Straight Arrow Connector 100" draw:style-name="gr16" draw:text-style-name="P7" draw:layer="layout" draw:type="line" svg:x1="10.724cm" svg:y1="15.115cm" svg:x2="10.719cm" svg:y2="14.244cm" svg:d="m10724 15115-5-871">
            <text:p/>
          </draw:connector>
        </draw:g>
        <draw:connector draw:name="Straight Arrow Connector 102" draw:style-name="gr13" draw:text-style-name="P4" draw:layer="layout" draw:type="line" svg:x1="10.137cm" svg:y1="12.521cm" svg:x2="6.259cm" svg:y2="10.633cm" svg:d="m10137 12521-3878-1888">
          <text:p/>
        </draw:connector>
        <draw:connector draw:name="Straight Arrow Connector 104" draw:style-name="gr12" draw:text-style-name="P4" draw:layer="layout" draw:type="line" svg:x1="10.683cm" svg:y1="12.42cm" svg:x2="14.287cm" svg:y2="10.58cm" svg:d="m10683 12420 3604-1840">
          <text:p/>
        </draw:connector>
        <draw:connector draw:name="Straight Arrow Connector 105" draw:style-name="gr13" draw:text-style-name="P4" draw:layer="layout" draw:type="line" svg:x1="17.316cm" svg:y1="12.522cm" svg:x2="14.656cm" svg:y2="10.709cm" svg:d="m17316 12522-2660-1813">
          <text:p/>
        </draw:connector>
        <draw:connector draw:name="Straight Arrow Connector 107" draw:style-name="gr12" draw:text-style-name="P4" draw:layer="layout" draw:type="line" svg:x1="17.493cm" svg:y1="12.474cm" svg:x2="19.126cm" svg:y2="10.607cm" svg:d="m17493 12474 1633-1867">
          <text:p/>
        </draw:connector>
        <draw:custom-shape draw:name="TextBox 5" draw:style-name="gr17" draw:text-style-name="P2" draw:layer="layout" svg:width="2.754cm" svg:height="0.853cm" svg:x="2.218cm" svg:y="9.087cm">
          <text:p text:style-name="P1"><text:span text:style-name="T1">doc status</text:span></text:p>
          <draw:enhanced-geometry svg:viewBox="0 0 21600 21600" draw:type="mso-spt202" draw:enhanced-path="M 0 0 L 21600 0 21600 21600 0 21600 0 0 Z N"/>
        </draw:custom-shape>
        <draw:g draw:name="Group 114">
          <draw:custom-shape draw:name="TextBox 8" draw:style-name="gr18" draw:text-style-name="P2" draw:layer="layout" svg:width="1.874cm" svg:height="0.853cm" svg:x="23.765cm" svg:y="11.258cm">
            <text:p text:style-name="P1"><text:span text:style-name="T1">scorer</text:span></text:p>
            <draw:enhanced-geometry svg:viewBox="0 0 21600 21600" draw:type="mso-spt202" draw:enhanced-path="M 0 0 L 21600 0 21600 21600 0 21600 0 0 Z N"/>
          </draw:custom-shape>
          <draw:custom-shape draw:name="TextBox 9" draw:style-name="gr19" draw:text-style-name="P2" draw:layer="layout" svg:width="3.175cm" svg:height="1.445cm" svg:x="23.115cm" svg:y="8.677cm">
            <text:p text:style-name="P1"><text:span text:style-name="T1">experiment engine</text:span></text:p>
            <draw:enhanced-geometry svg:viewBox="0 0 21600 21600" draw:type="mso-spt202" draw:enhanced-path="M 0 0 L 21600 0 21600 21600 0 21600 0 0 Z N"/>
          </draw:custom-shape>
          <draw:g draw:name="Group 113">
            <draw:connector draw:name="Straight Arrow Connector 111" draw:style-name="gr16" draw:text-style-name="P4" draw:layer="layout" draw:type="line" svg:x1="24.394cm" svg:y1="10.27cm" svg:x2="24.389cm" svg:y2="11.14cm" svg:d="m24394 10270-5 870">
              <text:p/>
            </draw:connector>
            <draw:connector draw:name="Straight Arrow Connector 112" draw:style-name="gr16" draw:text-style-name="P4" draw:layer="layout" draw:type="line" svg:x1="25.015cm" svg:y1="11.139cm" svg:x2="25.01cm" svg:y2="10.269cm" svg:d="m25015 11139-5-870">
              <text:p/>
            </draw:connector>
          </draw:g>
        </draw:g>
        <draw:connector draw:name="Straight Arrow Connector 116" draw:style-name="gr13" draw:text-style-name="P4" draw:layer="layout" draw:type="line" svg:x1="22.833cm" svg:y1="9.44cm" svg:x2="20.076cm" svg:y2="9.438cm" svg:d="m22833 9440-2757-2">
          <text:p/>
        </draw:connector>
        <draw:g>
          <draw:ellipse draw:style-name="gr20" draw:text-style-name="P8" draw:layer="layout" svg:width="2.008cm" svg:height="1.19cm" svg:x="4.421cm" svg:y="6.124cm">
            <text:p/>
          </draw:ellipse>
          <draw:frame draw:style-name="gr21" draw:text-style-name="P1" draw:layer="layout" svg:width="2.034cm" svg:height="0.807cm" svg:x="4.508cm" svg:y="6.316cm">
            <draw:text-box>
              <text:p text:style-name="P1"><text:span text:style-name="T1">Step 3</text:span></text:p>
            </draw:text-box>
          </draw:frame>
        </draw:g>
        <draw:g>
          <draw:ellipse draw:style-name="gr20" draw:text-style-name="P8" draw:layer="layout" svg:width="2.008cm" svg:height="1.19cm" svg:x="8.846cm" svg:y="3.861cm">
            <text:p/>
          </draw:ellipse>
          <draw:frame draw:style-name="gr21" draw:text-style-name="P1" draw:layer="layout" svg:width="2.034cm" svg:height="0.807cm" svg:x="8.933cm" svg:y="4.053cm">
            <draw:text-box>
              <text:p text:style-name="P1"><text:span text:style-name="T1">Step 4</text:span></text:p>
            </draw:text-box>
          </draw:frame>
        </draw:g>
        <draw:g>
          <draw:ellipse draw:style-name="gr20" draw:text-style-name="P8" draw:layer="layout" svg:width="2.008cm" svg:height="1.19cm" svg:x="15.669cm" svg:y="3.861cm">
            <text:p/>
          </draw:ellipse>
          <draw:frame draw:style-name="gr21" draw:text-style-name="P1" draw:layer="layout" svg:width="2.034cm" svg:height="0.807cm" svg:x="15.756cm" svg:y="4.053cm">
            <draw:text-box>
              <text:p text:style-name="P1"><text:span text:style-name="T1">Step 5</text:span></text:p>
            </draw:text-box>
          </draw:frame>
        </draw:g>
        <draw:g>
          <draw:ellipse draw:style-name="gr20" draw:text-style-name="P8" draw:layer="layout" svg:width="2.008cm" svg:height="1.19cm" svg:x="23.857cm" svg:y="4.094cm">
            <text:p/>
          </draw:ellipse>
          <draw:frame draw:style-name="gr21" draw:text-style-name="P1" draw:layer="layout" svg:width="2.034cm" svg:height="0.807cm" svg:x="23.944cm" svg:y="4.286cm">
            <draw:text-box>
              <text:p text:style-name="P1"><text:span text:style-name="T1">Step 6</text:span></text:p>
            </draw:text-box>
          </draw:frame>
        </draw:g>
        <draw:g>
          <draw:ellipse draw:style-name="gr20" draw:text-style-name="P8" draw:layer="layout" svg:width="2.008cm" svg:height="1.19cm" svg:x="11.177cm" svg:y="13.78cm">
            <text:p/>
          </draw:ellipse>
          <draw:frame draw:style-name="gr21" draw:text-style-name="P1" draw:layer="layout" svg:width="2.034cm" svg:height="0.807cm" svg:x="11.264cm" svg:y="13.972cm">
            <draw:text-box>
              <text:p text:style-name="P1"><text:span text:style-name="T1">Step 7</text:span></text:p>
            </draw:text-box>
          </draw:frame>
        </draw:g>
        <draw:g>
          <draw:ellipse draw:style-name="gr20" draw:text-style-name="P8" draw:layer="layout" svg:width="2.008cm" svg:height="1.19cm" svg:x="18.201cm" svg:y="13.78cm">
            <text:p/>
          </draw:ellipse>
          <draw:frame draw:style-name="gr21" draw:text-style-name="P1" draw:layer="layout" svg:width="2.034cm" svg:height="0.807cm" svg:x="18.288cm" svg:y="13.972cm">
            <draw:text-box>
              <text:p text:style-name="P1"><text:span text:style-name="T1">Step 8</text:span></text:p>
            </draw:text-box>
          </draw:frame>
        </draw:g>
        <draw:g>
          <draw:ellipse draw:style-name="gr20" draw:text-style-name="P8" draw:layer="layout" svg:width="2.008cm" svg:height="1.19cm" svg:x="25.125cm" svg:y="7.756cm">
            <text:p/>
          </draw:ellipse>
          <draw:frame draw:style-name="gr21" draw:text-style-name="P1" draw:layer="layout" svg:width="2.45cm" svg:height="0.807cm" svg:x="25.112cm" svg:y="7.948cm">
            <draw:text-box>
              <text:p text:style-name="P1"><text:span text:style-name="T1">Step 10</text:span></text:p>
            </draw:text-box>
          </draw:frame>
        </draw:g>
      </draw:page>
      <draw:page draw:name="page2" draw:style-name="dp1" draw:master-page-name="Default">
        <office:forms form:automatic-focus="false" form:apply-design-mode="false"/>
        <draw:custom-shape draw:name="TextBox 6" draw:style-name="gr22" draw:text-style-name="P2" draw:layer="layout" svg:width="1.903cm" svg:height="0.853cm" svg:x="22.807cm" svg:y="5.141cm">
          <text:p text:style-name="P1"><text:span text:style-name="T1">trainer</text:span></text:p>
          <draw:enhanced-geometry svg:viewBox="0 0 21600 21600" draw:type="mso-spt202" draw:enhanced-path="M 0 0 L 21600 0 21600 21600 0 21600 0 0 Z N"/>
        </draw:custom-shape>
        <draw:custom-shape draw:name="TextBox 10" draw:style-name="gr23" draw:text-style-name="P2" draw:layer="layout" svg:width="3.175cm" svg:height="1.445cm" svg:x="6.633cm" svg:y="4.842cm">
          <text:p text:style-name="P1"><text:span text:style-name="T1">processing engine</text:span></text:p>
          <draw:enhanced-geometry svg:viewBox="0 0 21600 21600" draw:type="mso-spt202" draw:enhanced-path="M 0 0 L 21600 0 21600 21600 0 21600 0 0 Z N"/>
        </draw:custom-shape>
        <draw:custom-shape draw:name="TextBox 11" draw:style-name="gr24" draw:text-style-name="P2" draw:layer="layout" svg:width="3.387cm" svg:height="1.445cm" svg:x="13.177cm" svg:y="4.811cm">
          <text:p text:style-name="P1"><text:span text:style-name="T1">hand annotation</text:span></text:p>
          <draw:enhanced-geometry svg:viewBox="0 0 21600 21600" draw:type="mso-spt202" draw:enhanced-path="M 0 0 L 21600 0 21600 21600 0 21600 0 0 Z N"/>
        </draw:custom-shape>
        <draw:g draw:name="Group 23">
          <draw:g draw:name="Group 18">
            <draw:custom-shape draw:name="Oval 19" draw:style-name="gr4" draw:text-style-name="P3" draw:layer="layout" svg:width="1.083cm" svg:height="0.307cm" svg:x="5.749cm" svg:y="9.70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Trapezoid 20" draw:style-name="gr5" draw:text-style-name="P3" draw:layer="layout" svg:width="1.597cm" svg:height="1.041cm" draw:transform="rotate (-3.14159265358979) translate (7.09cm 9.872cm)">
              <text:p/>
              <draw:enhanced-geometry svg:viewBox="0 0 726831 473360" draw:extrusion-allowed="true" draw:text-areas="78893 51381 647938 473360" draw:glue-points="363416 0 59170 236680 363416 473360 667661 236680" draw:type="mso-spt100" draw:enhanced-path="M 0 473360 L 118340 0 608491 0 726831 473360 Z N"/>
            </draw:custom-shape>
            <draw:custom-shape draw:name="Oval 21" draw:style-name="gr4" draw:text-style-name="P3" draw:layer="layout" svg:width="1.559cm" svg:height="0.443cm" svg:x="5.512cm" svg:y="8.60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name="TextBox 22" draw:style-name="gr25" draw:text-style-name="P2" draw:layer="layout" svg:width="2.195cm" svg:height="0.768cm" svg:x="5.171cm" svg:y="9.839cm">
            <text:p text:style-name="P1"><text:span text:style-name="T2">incoming</text:span></text:p>
            <draw:enhanced-geometry svg:viewBox="0 0 21600 21600" draw:type="mso-spt202" draw:enhanced-path="M 0 0 L 21600 0 21600 21600 0 21600 0 0 Z N"/>
          </draw:custom-shape>
        </draw:g>
        <draw:g draw:name="Group 30">
          <draw:g draw:name="Group 25">
            <draw:custom-shape draw:name="Oval 27" draw:style-name="gr4" draw:text-style-name="P3" draw:layer="layout" svg:width="1.083cm" svg:height="0.307cm" svg:x="9.783cm" svg:y="9.70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Trapezoid 28" draw:style-name="gr5" draw:text-style-name="P3" draw:layer="layout" svg:width="1.599cm" svg:height="1.041cm" draw:transform="rotate (-3.14159265358979) translate (11.124cm 9.872cm)">
              <text:p/>
              <draw:enhanced-geometry svg:viewBox="0 0 727694 473703" draw:extrusion-allowed="true" draw:text-areas="78951 51394 648744 473703" draw:glue-points="363847 0 59213 236852 363847 473703 668481 236852" draw:type="mso-spt100" draw:enhanced-path="M 0 473703 L 118426 0 609268 0 727694 473703 Z N"/>
            </draw:custom-shape>
            <draw:custom-shape draw:name="Oval 29" draw:style-name="gr4" draw:text-style-name="P3" draw:layer="layout" svg:width="1.559cm" svg:height="0.443cm" svg:x="9.546cm" svg:y="8.60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name="TextBox 26" draw:style-name="gr26" draw:text-style-name="P2" draw:layer="layout" svg:width="1.891cm" svg:height="1.275cm" svg:x="9.38cm" svg:y="9.839cm">
            <text:p text:style-name="P1"><text:span text:style-name="T2">hand</text:span><text:span text:style-name="T2"><text:line-break/></text:span><text:span text:style-name="T2">tagging</text:span></text:p>
            <draw:enhanced-geometry svg:viewBox="0 0 21600 21600" draw:type="mso-spt202" draw:enhanced-path="M 0 0 L 21600 0 21600 21600 0 21600 0 0 Z N"/>
          </draw:custom-shape>
        </draw:g>
        <draw:g draw:name="Group 37">
          <draw:g draw:name="Group 32">
            <draw:custom-shape draw:name="Oval 34" draw:style-name="gr4" draw:text-style-name="P3" draw:layer="layout" svg:width="1.08cm" svg:height="0.307cm" svg:x="18.586cm" svg:y="9.70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Trapezoid 35" draw:style-name="gr5" draw:text-style-name="P3" draw:layer="layout" svg:width="1.597cm" svg:height="1.041cm" draw:transform="rotate (-3.14159265358979) translate (19.925cm 9.872cm)">
              <text:p/>
              <draw:enhanced-geometry svg:viewBox="0 0 728773 473360" draw:extrusion-allowed="true" draw:text-areas="78893 51244 649880 473360" draw:glue-points="364387 0 59170 236680 364387 473360 669603 236680" draw:type="mso-spt100" draw:enhanced-path="M 0 473360 L 118340 0 610433 0 728773 473360 Z N"/>
            </draw:custom-shape>
            <draw:custom-shape draw:name="Oval 36" draw:style-name="gr4" draw:text-style-name="P3" draw:layer="layout" svg:width="1.555cm" svg:height="0.443cm" svg:x="18.35cm" svg:y="8.60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name="TextBox 33" draw:style-name="gr27" draw:text-style-name="P2" draw:layer="layout" svg:width="2.454cm" svg:height="0.768cm" svg:x="17.901cm" svg:y="9.839cm">
            <text:p text:style-name="P1"><text:span text:style-name="T2">completed</text:span></text:p>
            <draw:enhanced-geometry svg:viewBox="0 0 21600 21600" draw:type="mso-spt202" draw:enhanced-path="M 0 0 L 21600 0 21600 21600 0 21600 0 0 Z N"/>
          </draw:custom-shape>
        </draw:g>
        <draw:g draw:name="Group 38">
          <draw:g draw:name="Group 39">
            <draw:custom-shape draw:name="Oval 41" draw:style-name="gr4" draw:text-style-name="P3" draw:layer="layout" svg:width="1.084cm" svg:height="0.307cm" svg:x="13.958cm" svg:y="9.70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Trapezoid 42" draw:style-name="gr5" draw:text-style-name="P3" draw:layer="layout" svg:width="1.598cm" svg:height="1.041cm" draw:transform="rotate (-3.14159265358979) translate (15.302cm 9.872cm)">
              <text:p/>
              <draw:enhanced-geometry svg:viewBox="0 0 726281 473360" draw:extrusion-allowed="true" draw:text-areas="78893 51419 647388 473360" draw:glue-points="363141 0 59170 236680 363141 473360 667111 236680" draw:type="mso-spt100" draw:enhanced-path="M 0 473360 L 118340 0 607941 0 726281 473360 Z N"/>
            </draw:custom-shape>
            <draw:custom-shape draw:name="Oval 43" draw:style-name="gr4" draw:text-style-name="P3" draw:layer="layout" svg:width="1.561cm" svg:height="0.443cm" svg:x="13.721cm" svg:y="8.60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name="TextBox 40" draw:style-name="gr28" draw:text-style-name="P2" draw:layer="layout" svg:width="2.619cm" svg:height="0.768cm" svg:x="13.276cm" svg:y="9.839cm">
            <text:p text:style-name="P1"><text:span text:style-name="T2">autotagged</text:span></text:p>
            <draw:enhanced-geometry svg:viewBox="0 0 21600 21600" draw:type="mso-spt202" draw:enhanced-path="M 0 0 L 21600 0 21600 21600 0 21600 0 0 Z N"/>
          </draw:custom-shape>
        </draw:g>
        <draw:custom-shape draw:name="Rectangle 44" draw:style-name="gr10" draw:text-style-name="P3" draw:layer="layout" svg:width="16.995cm" svg:height="3.898cm" svg:x="4.15cm" svg:y="7.655cm">
          <text:p/>
          <draw:enhanced-geometry svg:viewBox="0 0 21600 21600" draw:type="rectangle" draw:enhanced-path="M 0 0 L 21600 0 21600 21600 0 21600 0 0 Z N"/>
        </draw:custom-shape>
        <draw:custom-shape draw:name="TextBox 82" draw:style-name="gr29" draw:text-style-name="P2" draw:layer="layout" svg:width="3.387cm" svg:height="1.445cm" svg:x="15.611cm" svg:y="12.686cm">
          <text:p text:style-name="P1"><text:span text:style-name="T1">hand annotation</text:span></text:p>
          <draw:enhanced-geometry svg:viewBox="0 0 21600 21600" draw:type="mso-spt202" draw:enhanced-path="M 0 0 L 21600 0 21600 21600 0 21600 0 0 Z N"/>
        </draw:custom-shape>
        <draw:connector draw:name="Straight Arrow Connector 86" draw:style-name="gr12" draw:text-style-name="P4" draw:layer="layout" draw:type="line" svg:x1="6.383cm" svg:y1="8.271cm" svg:x2="8.051cm" svg:y2="6.533cm" svg:d="m6383 8271 1668-1738">
          <text:p/>
        </draw:connector>
        <draw:connector draw:name="Straight Arrow Connector 88" draw:style-name="gr12" draw:text-style-name="P4" draw:layer="layout" draw:type="line" svg:x1="10.609cm" svg:y1="8.272cm" svg:x2="14.213cm" svg:y2="6.438cm" svg:d="m10609 8272 3604-1834">
          <text:p/>
        </draw:connector>
        <draw:connector draw:name="Straight Arrow Connector 90" draw:style-name="gr13" draw:text-style-name="P4" draw:layer="layout" draw:type="line" svg:x1="18.733cm" svg:y1="8.421cm" svg:x2="15.354cm" svg:y2="6.533cm" svg:d="m18733 8421-3379-1888">
          <text:p/>
        </draw:connector>
        <draw:connector draw:name="Straight Arrow Connector 95" draw:style-name="gr13" draw:text-style-name="P4" draw:layer="layout" draw:type="line" svg:x1="10.31cm" svg:y1="8.373cm" svg:x2="8.496cm" svg:y2="6.533cm" svg:d="m10310 8373-1814-1840">
          <text:p/>
        </draw:connector>
        <draw:connector draw:name="Straight Arrow Connector 98" draw:style-name="gr13" draw:text-style-name="P4" draw:layer="layout" draw:type="line" svg:x1="23.606cm" svg:y1="6.161cm" svg:x2="20.077cm" svg:y2="9.142cm" svg:d="m23606 6161-3529 2981">
          <text:p/>
        </draw:connector>
        <draw:g draw:name="Group 115">
          <draw:custom-shape draw:name="TextBox 7" draw:style-name="gr30" draw:text-style-name="P2" draw:layer="layout" svg:width="2.288cm" svg:height="0.853cm" svg:x="9.265cm" svg:y="15.218cm">
            <text:p text:style-name="P1"><text:span text:style-name="T1">decoder</text:span></text:p>
            <draw:enhanced-geometry svg:viewBox="0 0 21600 21600" draw:type="mso-spt202" draw:enhanced-path="M 0 0 L 21600 0 21600 21600 0 21600 0 0 Z N"/>
          </draw:custom-shape>
          <draw:custom-shape draw:name="TextBox 74" draw:style-name="gr31" draw:text-style-name="P2" draw:layer="layout" svg:width="3.175cm" svg:height="1.445cm" svg:x="8.847cm" svg:y="12.686cm">
            <text:p text:style-name="P1"><text:span text:style-name="T1">processing engine</text:span></text:p>
            <draw:enhanced-geometry svg:viewBox="0 0 21600 21600" draw:type="mso-spt202" draw:enhanced-path="M 0 0 L 21600 0 21600 21600 0 21600 0 0 Z N"/>
          </draw:custom-shape>
          <draw:connector draw:name="Straight Arrow Connector 78" draw:style-name="gr16" draw:text-style-name="P4" draw:layer="layout" draw:type="line" svg:x1="10.104cm" svg:y1="14.246cm" svg:x2="10.099cm" svg:y2="15.117cm" svg:d="m10104 14246-5 871">
            <text:p/>
          </draw:connector>
          <draw:connector draw:name="Straight Arrow Connector 100" draw:style-name="gr16" draw:text-style-name="P4" draw:layer="layout" draw:type="line" svg:x1="10.725cm" svg:y1="15.116cm" svg:x2="10.72cm" svg:y2="14.245cm" svg:d="m10725 15116-5-871">
            <text:p/>
          </draw:connector>
        </draw:g>
        <draw:connector draw:name="Straight Arrow Connector 102" draw:style-name="gr13" draw:text-style-name="P4" draw:layer="layout" draw:type="line" svg:x1="10.138cm" svg:y1="12.522cm" svg:x2="6.26cm" svg:y2="10.634cm" svg:d="m10138 12522-3878-1888">
          <text:p/>
        </draw:connector>
        <draw:connector draw:name="Straight Arrow Connector 104" draw:style-name="gr12" draw:text-style-name="P4" draw:layer="layout" draw:type="line" svg:x1="10.684cm" svg:y1="12.421cm" svg:x2="14.288cm" svg:y2="10.581cm" svg:d="m10684 12421 3604-1840">
          <text:p/>
        </draw:connector>
        <draw:connector draw:name="Straight Arrow Connector 105" draw:style-name="gr13" draw:text-style-name="P4" draw:layer="layout" draw:type="line" svg:x1="17.317cm" svg:y1="12.523cm" svg:x2="14.657cm" svg:y2="10.71cm" svg:d="m17317 12523-2660-1813">
          <text:p/>
        </draw:connector>
        <draw:connector draw:name="Straight Arrow Connector 107" draw:style-name="gr12" draw:text-style-name="P4" draw:layer="layout" draw:type="line" svg:x1="17.494cm" svg:y1="12.475cm" svg:x2="19.127cm" svg:y2="10.608cm" svg:d="m17494 12475 1633-1867">
          <text:p/>
        </draw:connector>
        <draw:custom-shape draw:name="TextBox 5" draw:style-name="gr32" draw:text-style-name="P2" draw:layer="layout" svg:width="2.669cm" svg:height="0.853cm" svg:x="2.906cm" svg:y="7.117cm">
          <text:p text:style-name="P1"><text:span text:style-name="T1">doc mgmt</text:span></text:p>
          <draw:enhanced-geometry svg:viewBox="0 0 21600 21600" draw:type="mso-spt202" draw:enhanced-path="M 0 0 L 21600 0 21600 21600 0 21600 0 0 Z N"/>
        </draw:custom-shape>
        <draw:g draw:name="Group 114">
          <draw:custom-shape draw:name="TextBox 8" draw:style-name="gr33" draw:text-style-name="P2" draw:layer="layout" svg:width="1.874cm" svg:height="0.853cm" svg:x="23.766cm" svg:y="11.259cm">
            <text:p text:style-name="P1"><text:span text:style-name="T1">scorer</text:span></text:p>
            <draw:enhanced-geometry svg:viewBox="0 0 21600 21600" draw:type="mso-spt202" draw:enhanced-path="M 0 0 L 21600 0 21600 21600 0 21600 0 0 Z N"/>
          </draw:custom-shape>
          <draw:custom-shape draw:name="TextBox 9" draw:style-name="gr34" draw:text-style-name="P2" draw:layer="layout" svg:width="3.175cm" svg:height="1.445cm" svg:x="23.116cm" svg:y="8.678cm">
            <text:p text:style-name="P1"><text:span text:style-name="T1">experiment engine</text:span></text:p>
            <draw:enhanced-geometry svg:viewBox="0 0 21600 21600" draw:type="mso-spt202" draw:enhanced-path="M 0 0 L 21600 0 21600 21600 0 21600 0 0 Z N"/>
          </draw:custom-shape>
          <draw:g draw:name="Group 113">
            <draw:connector draw:name="Straight Arrow Connector 111" draw:style-name="gr16" draw:text-style-name="P4" draw:layer="layout" draw:type="line" svg:x1="24.395cm" svg:y1="10.271cm" svg:x2="24.39cm" svg:y2="11.141cm" svg:d="m24395 10271-5 870">
              <text:p/>
            </draw:connector>
            <draw:connector draw:name="Straight Arrow Connector 112" draw:style-name="gr16" draw:text-style-name="P4" draw:layer="layout" draw:type="line" svg:x1="25.016cm" svg:y1="11.14cm" svg:x2="25.011cm" svg:y2="10.27cm" svg:d="m25016 11140-5-870">
              <text:p/>
            </draw:connector>
          </draw:g>
        </draw:g>
        <draw:connector draw:name="Straight Arrow Connector 116" draw:style-name="gr13" draw:text-style-name="P4" draw:layer="layout" draw:type="line" svg:x1="22.834cm" svg:y1="9.441cm" svg:x2="20.077cm" svg:y2="9.439cm" svg:d="m22834 9441-2757-2">
          <text:p/>
        </draw:connector>
      </draw:page>
      <draw:page draw:name="page3" draw:style-name="dp1" draw:master-page-name="Default">
        <office:forms form:automatic-focus="false" form:apply-design-mode="false"/>
        <draw:custom-shape draw:style-name="gr35" draw:text-style-name="P9" draw:layer="layout" svg:width="5.325cm" svg:height="2.629cm" svg:x="6.98cm" svg:y="15.508cm">
          <text:p text:style-name="P8"><text:span text:style-name="T3">hand annotate </text:span><text:span text:style-name="T3"><text:line-break/></text:span><text:span text:style-name="T3">initial documen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9" draw:layer="layout" svg:width="7.496cm" svg:height="2.629cm" svg:x="5.894cm" svg:y="10.219cm">
          <text:p text:style-name="P8"><text:span text:style-name="T3">train (better) model</text:span></text:p>
          <text:p text:style-name="P8"><text:span text:style-name="T3">from (more) documen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9" draw:layer="layout" svg:width="5.325cm" svg:height="3.408cm" svg:x="11.144cm" svg:y="3.333cm">
          <text:p text:style-name="P8"><text:span text:style-name="T3">auto annotate</text:span></text:p>
          <text:p text:style-name="P8"><text:span text:style-name="T3">more documents</text:span></text:p>
          <text:p text:style-name="P8"><text:span text:style-name="T3">using mod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9" draw:layer="layout" svg:width="5.325cm" svg:height="2.629cm" svg:x="15.278cm" svg:y="10.219cm">
          <text:p text:style-name="P8"><text:span text:style-name="T3">hand-correct </text:span><text:span text:style-name="T3"><text:line-break/></text:span><text:span text:style-name="T3">auto annotated</text:span></text:p>
          <text:p text:style-name="P8"><text:span text:style-name="T3"><text:s/></text:span><text:span text:style-name="T3">documen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ellipse draw:style-name="gr36" draw:text-style-name="P8" draw:layer="layout" svg:width="4.793cm" svg:height="6.89cm" draw:transform="skewX (-5.63832163236188E-017) rotate (-0.821351945988531) translate (13.648cm 4.37cm)" draw:kind="arc" draw:start-angle="180.01" draw:end-angle="248.39">
          <text:p/>
        </draw:ellipse>
        <draw:ellipse draw:style-name="gr36" draw:text-style-name="P8" draw:layer="layout" svg:width="4.793cm" svg:height="6.89cm" draw:transform="rotate (3.09813395521513) translate (17.709cm 13.343cm)" draw:kind="arc" draw:start-angle="180.01" draw:end-angle="248.39">
          <text:p/>
        </draw:ellipse>
        <draw:ellipse draw:style-name="gr36" draw:text-style-name="P8" draw:layer="layout" svg:width="4.793cm" svg:height="6.89cm" draw:transform="rotate (1.17390845489139) translate (9.02cm 11.931cm)" draw:kind="arc" draw:start-angle="180.01" draw:end-angle="248.39">
          <text:p/>
        </draw:ellipse>
        <draw:line draw:style-name="gr36" draw:text-style-name="P8" draw:layer="layout" svg:x1="9.642cm" svg:y1="15.175cm" svg:x2="9.642cm" svg:y2="13.278cm">
          <text:p/>
        </draw:line>
      </draw:page>
      <draw:page draw:name="page4" draw:style-name="dp1" draw:master-page-name="Default">
        <office:forms form:automatic-focus="false" form:apply-design-mode="false"/>
        <draw:custom-shape draw:style-name="gr35" draw:text-style-name="P9" draw:layer="layout" svg:width="5.325cm" svg:height="2.629cm" svg:x="6.98cm" svg:y="15.508cm">
          <text:p text:style-name="P8"><text:span text:style-name="T3">hand annotate </text:span><text:span text:style-name="T3"><text:line-break/></text:span><text:span text:style-name="T3">initial documen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9" draw:layer="layout" svg:width="7.496cm" svg:height="2.629cm" svg:x="5.894cm" svg:y="10.219cm">
          <text:p text:style-name="P8"><text:span text:style-name="T3">train (better) model</text:span></text:p>
          <text:p text:style-name="P8"><text:span text:style-name="T3">from (more) documen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9" draw:layer="layout" svg:width="5.325cm" svg:height="3.408cm" svg:x="11.144cm" svg:y="3.333cm">
          <text:p text:style-name="P8"><text:span text:style-name="T3">auto annotate</text:span></text:p>
          <text:p text:style-name="P8"><text:span text:style-name="T3">more documents</text:span></text:p>
          <text:p text:style-name="P8"><text:span text:style-name="T3">using mod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9" draw:layer="layout" svg:width="5.325cm" svg:height="2.629cm" svg:x="15.278cm" svg:y="10.219cm">
          <text:p text:style-name="P8"><text:span text:style-name="T3">hand-correct </text:span><text:span text:style-name="T3"><text:line-break/></text:span><text:span text:style-name="T3">auto annotated</text:span></text:p>
          <text:p text:style-name="P8"><text:span text:style-name="T3"><text:s/></text:span><text:span text:style-name="T3">documen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ellipse draw:style-name="gr36" draw:text-style-name="P8" draw:layer="layout" svg:width="4.793cm" svg:height="6.89cm" draw:transform="skewX (-5.63832163236188E-017) rotate (-0.821351945988531) translate (13.648cm 4.37cm)" draw:kind="arc" draw:start-angle="180.01" draw:end-angle="248.39">
          <text:p/>
        </draw:ellipse>
        <draw:ellipse draw:style-name="gr36" draw:text-style-name="P8" draw:layer="layout" svg:width="4.793cm" svg:height="6.89cm" draw:transform="rotate (3.09813395521513) translate (17.709cm 13.343cm)" draw:kind="arc" draw:start-angle="180.01" draw:end-angle="248.39">
          <text:p/>
        </draw:ellipse>
        <draw:ellipse draw:style-name="gr36" draw:text-style-name="P8" draw:layer="layout" svg:width="4.793cm" svg:height="6.89cm" draw:transform="rotate (1.17390845489139) translate (9.02cm 11.931cm)" draw:kind="arc" draw:start-angle="180.01" draw:end-angle="248.39">
          <text:p/>
        </draw:ellipse>
        <draw:line draw:style-name="gr36" draw:text-style-name="P8" draw:layer="layout" svg:x1="9.642cm" svg:y1="15.175cm" svg:x2="9.642cm" svg:y2="13.278cm">
          <text:p/>
        </draw:line>
        <draw:g>
          <draw:ellipse draw:style-name="gr20" draw:text-style-name="P8" draw:layer="layout" svg:width="2.008cm" svg:height="1.19cm" svg:x="11.742cm" svg:y="15.608cm">
            <text:p/>
          </draw:ellipse>
          <draw:frame draw:style-name="gr21" draw:text-style-name="P1" draw:layer="layout" svg:width="2.034cm" svg:height="0.807cm" svg:x="11.829cm" svg:y="15.8cm">
            <draw:text-box>
              <text:p text:style-name="P1"><text:span text:style-name="T1">Step 4</text:span></text:p>
            </draw:text-box>
          </draw:frame>
        </draw:g>
        <draw:g>
          <draw:ellipse draw:style-name="gr20" draw:text-style-name="P8" draw:layer="layout" svg:width="2.008cm" svg:height="1.19cm" svg:x="11.742cm" svg:y="17.372cm">
            <text:p/>
          </draw:ellipse>
          <draw:frame draw:style-name="gr37" draw:text-style-name="P1" draw:layer="layout" svg:width="2.034cm" svg:height="0.806cm" svg:x="11.829cm" svg:y="17.564cm">
            <draw:text-box>
              <text:p text:style-name="P1"><text:span text:style-name="T1">Step 5</text:span></text:p>
            </draw:text-box>
          </draw:frame>
        </draw:g>
        <draw:g>
          <draw:ellipse draw:style-name="gr20" draw:text-style-name="P8" draw:layer="layout" svg:width="2.008cm" svg:height="1.19cm" svg:x="12.443cm" svg:y="9.62cm">
            <text:p/>
          </draw:ellipse>
          <draw:frame draw:style-name="gr21" draw:text-style-name="P1" draw:layer="layout" svg:width="2.034cm" svg:height="0.807cm" svg:x="12.53cm" svg:y="9.812cm">
            <draw:text-box>
              <text:p text:style-name="P1"><text:span text:style-name="T1">Step 6</text:span></text:p>
            </draw:text-box>
          </draw:frame>
        </draw:g>
        <draw:g>
          <draw:ellipse draw:style-name="gr20" draw:text-style-name="P8" draw:layer="layout" svg:width="2.008cm" svg:height="1.19cm" svg:x="15.438cm" svg:y="2.797cm">
            <text:p/>
          </draw:ellipse>
          <draw:frame draw:style-name="gr21" draw:text-style-name="P1" draw:layer="layout" svg:width="2.034cm" svg:height="0.807cm" svg:x="15.525cm" svg:y="2.989cm">
            <draw:text-box>
              <text:p text:style-name="P1"><text:span text:style-name="T1">Step 7</text:span></text:p>
            </draw:text-box>
          </draw:frame>
        </draw:g>
        <draw:g>
          <draw:ellipse draw:style-name="gr20" draw:text-style-name="P8" draw:layer="layout" svg:width="2.008cm" svg:height="1.19cm" svg:x="19.7cm" svg:y="9.62cm">
            <text:p/>
          </draw:ellipse>
          <draw:frame draw:style-name="gr21" draw:text-style-name="P1" draw:layer="layout" svg:width="2.034cm" svg:height="0.807cm" svg:x="19.787cm" svg:y="9.812cm">
            <draw:text-box>
              <text:p text:style-name="P1"><text:span text:style-name="T1">Step 8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ffff99" draw:end-color="#cccc00" draw:start-intensity="100%" draw:end-intensity="100%" draw:angle="150" draw:border="0%"/>
    <draw:marker draw:name="Arrow" svg:viewBox="0 0 20 30" svg:d="m10 0-10 30h20z"/>
    <draw:marker draw:name="msArrowEnd_20_9" draw:display-name="msArrowEnd 9" svg:viewBox="0 0 350 350" svg:d="m175 0 175 350h-350z"/>
    <draw:marker draw:name="msArrowOpenEnd_20_5" draw:display-name="msArrowOpenEnd 5" svg:viewBox="0 0 315 315" svg:d="m158 0 157 287-47 28-110-202-111 202-47-28z"/>
    <draw:stroke-dash draw:name="Dash_20_2" draw:display-name="Dash 2" draw:style="rect" draw:dots2="1" draw:dots2-length="0.141cm" draw:distance="0.105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5-14T16:48:31</meta:creation-date>
    <dc:date>2012-12-03T15:34:54</dc:date>
    <meta:editing-duration>PT59M54S</meta:editing-duration>
    <meta:editing-cycles>8</meta:editing-cycles>
    <meta:generator>LibreOffice/3.5$MacOSX_x86 LibreOffice_project/7122e39-92ed229-498d286-15e43b4-d70da21</meta:generator>
    <meta:document-statistic meta:object-count="154"/>
    <meta:user-defined meta:name="Info 1"/>
    <meta:user-defined meta:name="Info 2"/>
    <meta:user-defined meta:name="Info 3"/>
    <meta:user-defined meta:name="Info 4"/>
  </office:meta>
</office:document-meta>
</file>